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1C00000014E776A4D37A118630.png" manifest:media-type="image/png"/>
  <manifest:file-entry manifest:full-path="Pictures/10000201000000950000009505A901CDD58D8C3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8cm" fo:min-width="5.768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Dashed_20__28_var_29_" svg:stroke-width="0.051cm" svg:stroke-color="#b2b2b2" draw:marker-start-width="0.279cm" draw:marker-end-width="0.279cm" draw:textarea-horizontal-align="justify" draw:textarea-vertical-align="middle" draw:auto-grow-height="false" fo:min-height="3.863cm" fo:min-width="3.486cm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333333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8d281e" draw:textarea-horizontal-align="justify" draw:textarea-vertical-align="middle" draw:auto-grow-height="false" fo:min-height="0.004cm" fo:min-width="0.262cm"/>
    </style:style>
    <style:style style:name="gr7" style:family="graphic" style:parent-style-name="standard">
      <style:graphic-properties draw:fill="solid" draw:fill-color="#8d281e" draw:textarea-horizontal-align="justify" draw:textarea-vertical-align="middle" draw:auto-grow-height="false" fo:min-height="0.004cm" fo:min-width="1.105cm"/>
    </style:style>
    <style:style style:name="gr8" style:family="graphic" style:parent-style-name="standard">
      <style:graphic-properties draw:fill="solid" draw:fill-color="#8d281e" draw:textarea-horizontal-align="justify" draw:textarea-vertical-align="middle" draw:auto-grow-height="false" fo:min-height="0.004cm" fo:min-width="0.724cm"/>
    </style:style>
    <style:style style:name="gr9" style:family="graphic" style:parent-style-name="standard">
      <style:graphic-properties svg:stroke-color="#8d281e" draw:fill="solid" draw:fill-color="#8d281e" draw:textarea-horizontal-align="justify" draw:textarea-vertical-align="middle" draw:auto-grow-height="false" fo:min-height="0.004cm" fo:min-width="1.3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4.913cm" text:animation-delay="P0D"/>
    </style:style>
    <style:style style:name="gr11" style:family="graphic" style:parent-style-name="standard">
      <style:graphic-properties draw:stroke="dash" draw:stroke-dash="Dashed_20__28_var_29_" svg:stroke-width="0.051cm" svg:stroke-color="#b2b2b2" draw:marker-start-width="0.279cm" draw:marker-end-width="0.279cm" draw:textarea-horizontal-align="justify" draw:textarea-vertical-align="middle" draw:auto-grow-height="false" fo:min-height="1.927cm" fo:min-width="8.227cm" fo:padding-top="0.15cm" fo:padding-bottom="0.15cm" fo:padding-left="0.275cm" fo:padding-right="0.275cm"/>
    </style:style>
    <style:style style:name="gr12" style:family="graphic" style:parent-style-name="standard">
      <style:graphic-properties draw:fill="solid" draw:fill-color="#8d281e" draw:textarea-horizontal-align="justify" draw:textarea-vertical-align="middle" draw:auto-grow-height="false" fo:min-height="0.004cm" fo:min-width="0.901cm"/>
    </style:style>
    <style:style style:name="gr13" style:family="graphic" style:parent-style-name="standard">
      <style:graphic-properties svg:stroke-color="#8d281e" draw:fill="solid" draw:fill-color="#8d281e" draw:textarea-horizontal-align="justify" draw:textarea-vertical-align="middle" draw:auto-grow-height="false" fo:min-height="0.004cm" fo:min-width="1.913cm"/>
    </style:style>
    <style:style style:name="gr14" style:family="graphic" style:parent-style-name="standard">
      <style:graphic-properties draw:fill="solid" draw:fill-color="#8d281e" draw:textarea-horizontal-align="justify" draw:textarea-vertical-align="middle" draw:auto-grow-height="false" fo:min-height="0.004cm" fo:min-width="1.8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dash" draw:stroke-dash="Dashed_20__28_var_29_" svg:stroke-width="0.051cm" svg:stroke-color="#b2b2b2" draw:marker-start-width="0.279cm" draw:marker-end-width="0.279cm" draw:textarea-horizontal-align="justify" draw:textarea-vertical-align="middle" draw:auto-grow-height="false" fo:min-height="1.927cm" fo:min-width="6.83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8cm" fo:min-width="4.913cm" text:animation-delay="P0D"/>
    </style:style>
    <style:style style:name="gr18" style:family="graphic" style:parent-style-name="standard">
      <style:graphic-properties draw:stroke="dash" draw:stroke-dash="Dashed_20__28_var_29_" svg:stroke-width="0.051cm" svg:stroke-color="#b2b2b2" draw:marker-start-width="0.279cm" draw:marker-end-width="0.279cm" draw:textarea-horizontal-align="justify" draw:textarea-vertical-align="middle" draw:auto-grow-height="false" fo:min-height="2.145cm" fo:min-width="2.361cm" fo:padding-top="0.15cm" fo:padding-bottom="0.15cm" fo:padding-left="0.275cm" fo:padding-right="0.275cm"/>
    </style:style>
    <style:style style:name="gr19" style:family="graphic" style:parent-style-name="standard">
      <style:graphic-properties svg:stroke-color="#ed4c05" draw:fill="solid" draw:fill-color="#ed4c05" draw:textarea-horizontal-align="justify" draw:textarea-vertical-align="middle" draw:auto-grow-height="false" fo:min-height="0cm" fo:min-width="7.88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4.913cm" text:animation-delay="P0D"/>
    </style:style>
    <style:style style:name="P1" style:family="paragraph">
      <loext:graphic-properties draw:fill="none" draw:fill-color="#ffffff"/>
      <style:text-properties fo:font-size="16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8d281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6pt" style:font-size-asian="18pt" style:font-size-complex="18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style:paragraph-properties fo:text-align="start"/>
      <style:text-properties fo:color="#2a6099"/>
    </style:style>
    <style:style style:name="P9" style:family="paragraph">
      <loext:graphic-properties draw:fill="none" draw:fill-color="#ffffff"/>
      <style:paragraph-properties fo:text-align="start"/>
      <style:text-properties fo:color="#2a6099" fo:font-size="16pt" style:font-size-asian="18pt" style:font-size-complex="18pt"/>
    </style:style>
    <style:style style:name="P10" style:family="paragraph">
      <loext:graphic-properties draw:fill="solid" draw:fill-color="#ed4c05"/>
      <style:paragraph-properties fo:text-align="center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826cm" svg:height="1.008cm" svg:x="11.43cm" svg:y="4.834cm">
          <draw:text-box>
            <text:p><text:span text:style-name="T1">atram_stitcher.py</text:span></text:p>
          </draw:text-box>
        </draw:frame>
        <draw:frame draw:style-name="gr2" draw:text-style-name="P2" draw:layer="layout" svg:width="3.941cm" svg:height="3.941cm" svg:x="11.982cm" svg:y="6.485cm">
          <draw:image xlink:href="Pictures/10000201000000950000009505A901CDD58D8C34.png" xlink:type="simple" xlink:show="embed" xlink:actuate="onLoad" loext:mime-type="image/png">
            <text:p/>
          </draw:image>
        </draw:frame>
        <draw:custom-shape draw:style-name="gr3" draw:text-style-name="P3" draw:layer="layout" svg:width="4.472cm" svg:height="4.599cm" svg:x="11.728cm" svg:y="6.13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8.636cm" svg:y1="8.509cm" svg:x2="11.557cm" svg:y2="8.382cm">
          <text:p/>
        </draw:line>
        <draw:line draw:style-name="gr4" draw:text-style-name="P2" draw:layer="layout" svg:x1="9.652cm" svg:y1="5.469cm" svg:x2="11.176cm" svg:y2="6.739cm">
          <text:p/>
        </draw:line>
        <draw:line draw:style-name="gr5" draw:text-style-name="P2" draw:layer="layout" svg:x1="16.637cm" svg:y1="7.747cm" svg:x2="17.526cm" svg:y2="7.747cm">
          <text:p/>
        </draw:line>
        <draw:custom-shape draw:style-name="gr6" draw:text-style-name="P4" draw:layer="layout" svg:width="0.762cm" svg:height="0.254cm" svg:x="0.758cm" svg:y="4.0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05cm" svg:height="0.254cm" svg:x="2.358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.224cm" svg:height="0.254cm" svg:x="7.758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1.807cm" svg:height="0.254cm" svg:x="5.458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6" draw:layer="layout" svg:width="5.461cm" svg:height="0.878cm" svg:x="1.905cm" svg:y="2.756cm">
          <draw:text-box>
            <text:p text:style-name="P5"><text:span text:style-name="T1">Assembled contigs</text:span></text:p>
          </draw:text-box>
        </draw:frame>
        <draw:custom-shape draw:style-name="gr11" draw:text-style-name="P3" draw:layer="layout" svg:width="9.017cm" svg:height="2.467cm" svg:x="0.254cm" svg:y="3.8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1.401cm" svg:height="0.254cm" svg:x="0.758cm" svg:y="4.5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05cm" svg:height="0.254cm" svg:x="2.358cm" svg:y="4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.224cm" svg:height="0.254cm" svg:x="7.239cm" svg:y="4.5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2.413cm" svg:height="0.254cm" svg:x="4.445cm" svg:y="4.5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1.401cm" svg:height="0.254cm" svg:x="0.758cm" svg:y="5.64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367cm" svg:height="0.254cm" svg:x="3.048cm" svg:y="5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2.413cm" svg:height="0.254cm" svg:x="6.223cm" svg:y="5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7" draw:layer="layout" svg:width="0.972cm" svg:height="0.878cm" svg:x="4.362cm" svg:y="4.661cm">
          <draw:text-box>
            <text:p><text:span text:style-name="T2">...</text:span></text:p>
          </draw:text-box>
        </draw:frame>
        <draw:frame draw:style-name="gr2" draw:text-style-name="P2" draw:layer="layout" svg:width="6.122cm" svg:height="0.667cm" svg:x="0.997cm" svg:y="7.416cm">
          <draw:image xlink:href="Pictures/100002010000011C00000014E776A4D37A118630.png" xlink:type="simple" xlink:show="embed" xlink:actuate="onLoad" loext:mime-type="image/png">
            <text:p/>
          </draw:image>
        </draw:frame>
        <draw:frame draw:style-name="gr2" draw:text-style-name="P2" draw:layer="layout" svg:width="6.578cm" svg:height="0.667cm" svg:x="1.531cm" svg:y="7.917cm">
          <draw:image xlink:href="Pictures/100002010000011C00000014E776A4D37A118630.png" xlink:type="simple" xlink:show="embed" xlink:actuate="onLoad" loext:mime-type="image/png">
            <text:p/>
          </draw:image>
        </draw:frame>
        <draw:frame draw:style-name="gr2" draw:text-style-name="P2" draw:layer="layout" svg:width="5.588cm" svg:height="0.667cm" svg:x="1.531cm" svg:y="8.918cm">
          <draw:image xlink:href="Pictures/100002010000011C00000014E776A4D37A118630.png" xlink:type="simple" xlink:show="embed" xlink:actuate="onLoad" loext:mime-type="image/png">
            <text:p/>
          </draw:image>
        </draw:frame>
        <draw:custom-shape draw:style-name="gr16" draw:text-style-name="P3" draw:layer="layout" svg:width="7.62cm" svg:height="2.467cm" svg:x="0.762cm" svg:y="7.3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9.017cm" svg:height="2.467cm" svg:x="0.254cm" svg:y="3.8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6" draw:layer="layout" svg:width="6.476cm" svg:height="1.018cm" svg:x="1.306cm" svg:y="6.356cm">
          <draw:text-box>
            <text:p text:style-name="P5"><text:span text:style-name="T1">Reference amino acids</text:span></text:p>
          </draw:text-box>
        </draw:frame>
        <draw:frame draw:style-name="gr15" draw:text-style-name="P7" draw:layer="layout" svg:width="0.972cm" svg:height="0.878cm" svg:x="3.862cm" svg:y="8.161cm">
          <draw:text-box>
            <text:p><text:span text:style-name="T2">...</text:span></text:p>
          </draw:text-box>
        </draw:frame>
        <draw:frame draw:style-name="gr17" draw:text-style-name="P6" draw:layer="layout" svg:width="3.139cm" svg:height="1.018cm" svg:x="2.306cm" svg:y="10.156cm">
          <draw:text-box>
            <text:p text:style-name="P5"><text:span text:style-name="T1">Taxon list</text:span></text:p>
          </draw:text-box>
        </draw:frame>
        <draw:frame draw:style-name="gr17" draw:text-style-name="P9" draw:layer="layout" svg:width="3.139cm" svg:height="2.759cm" svg:x="2.307cm" svg:y="11.056cm">
          <draw:text-box>
            <text:p text:style-name="P8"><text:span text:style-name="T1">Taxon one</text:span></text:p>
            <text:p text:style-name="P8"><text:span text:style-name="T1">Taxon two</text:span></text:p>
            <text:p text:style-name="P8"><text:span text:style-name="T1"><text:s text:c="6"/>…</text:span></text:p>
            <text:p text:style-name="P8"><text:span text:style-name="T1">Taxon n</text:span></text:p>
          </draw:text-box>
        </draw:frame>
        <draw:custom-shape draw:style-name="gr18" draw:text-style-name="P3" draw:layer="layout" svg:width="3.175cm" svg:height="2.709cm" svg:x="2.294cm" svg:y="11.1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5.969cm" svg:y1="12.192cm" svg:x2="11.303cm" svg:y2="9.779cm">
          <text:p/>
        </draw:line>
        <draw:custom-shape draw:style-name="gr19" draw:text-style-name="P10" draw:layer="layout" svg:width="8.382cm" svg:height="0.246cm" svg:x="17.907cm" svg:y="6.8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7" draw:layer="layout" svg:width="0.972cm" svg:height="0.878cm" svg:x="21.862cm" svg:y="7.361cm">
          <draw:text-box>
            <text:p><text:span text:style-name="T2">...</text:span></text:p>
          </draw:text-box>
        </draw:frame>
        <draw:frame draw:style-name="gr20" draw:text-style-name="P6" draw:layer="layout" svg:width="4.451cm" svg:height="0.878cm" svg:x="20.306cm" svg:y="5.656cm">
          <draw:text-box>
            <text:p text:style-name="P5"><text:span text:style-name="T1">Stitched genes</text:span></text:p>
          </draw:text-box>
        </draw:frame>
        <draw:custom-shape draw:style-name="gr19" draw:text-style-name="P10" draw:layer="layout" svg:width="8.382cm" svg:height="0.246cm" svg:x="17.907cm" svg:y="7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8.382cm" svg:height="0.246cm" svg:x="17.907cm" svg:y="8.26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6.67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9T14:30:54.464299680</meta:creation-date>
    <dc:date>2019-08-23T13:10:24.568943129</dc:date>
    <meta:editing-duration>PT1H53M44S</meta:editing-duration>
    <meta:editing-cycles>21</meta:editing-cycles>
    <meta:generator>LibreOffice/6.2.6.2$Linux_X86_64 LibreOffice_project/20$Build-2</meta:generator>
    <meta:document-statistic meta:object-count="36"/>
  </office:meta>
</office:document-meta>
</file>